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OZANO SANDOVAL, AMANC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REVALO ALEGRIA, LAUR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ZANO SANDOVAL, AMANC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4341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21:58:5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